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fo:font-size="9pt" fo:font-weight="bold" style:font-size-asian="9pt" style:font-weight-asian="bold" style:font-size-complex="9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paragraph-rsid="0015648f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1.249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officeooo:rsid="0015648f" style:font-weight-asian="bold"/>
    </style:style>
    <style:style style:name="T5" style:family="text">
      <style:text-properties style:text-underline-style="solid" style:text-underline-width="auto" style:text-underline-color="font-color" officeooo:rsid="0015648f"/>
    </style:style>
    <style:style style:name="T6" style:family="text">
      <style:text-properties officeooo:rsid="0015648f"/>
    </style:style>
    <style:style style:name="T7" style:family="text">
      <style:text-properties officeooo:rsid="00179e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La Paz, <text:span text:style-name="T7">29</text:span> de <text:span text:style-name="T7">Octubre</text:span> de 201<text:span text:style-name="T7">5</text:span></text:p>
      <text:p text:style-name="Standard"/>
      <text:p text:style-name="Standard"/>
      <text:p text:style-name="P2">Señor</text:p>
      <text:p text:style-name="P2"><text:span text:style-name="T6">M.sc. Aldo Ramiro Valdez </text:span><text:span text:style-name="T5">Alvarado</text:span> <text:s/></text:p>
      <text:p text:style-name="P3">TUTOR <text:s/>METODOLOGICO </text:p>
      <text:p text:style-name="P2">Presente</text:p>
      <text:p text:style-name="P2"><text:tab/><text:tab/><text:tab/><text:tab/><text:tab/></text:p>
      <text:p text:style-name="P5"><text:span text:style-name="T1">Ref: </text:span><text:span text:style-name="T3">CONFORMIDAD Y AVAL DE </text:span><text:span text:style-name="T4">PROYECTO</text:span><text:span text:style-name="T3"> DE GRADO</text:span></text:p>
      <text:p text:style-name="P3"/>
      <text:p text:style-name="P2"/>
      <text:p text:style-name="P2">De mi mayor consideración: </text:p>
      <text:p text:style-name="P9"/>
      <text:p text:style-name="P9">Tengo a bien dirigirme a su persona, para darle a conocer que luego de efectuar el seguimiento a la estructura y contenido de <text:span text:style-name="T6">Proyecto</text:span> de Grado titulado: “<text:span text:style-name="T6">SISTEMA DE FIRMA DIGITAL PARA EL MINISTERIO DE OBRAS PÚBLICAS, SERVICIOS VIVIENDA</text:span>”, elaborado por el Universitario: <text:s/>Armin<text:span text:style-name="T6"> Mesa Sanchez</text:span>, con C.I. <text:span text:style-name="T6">7526115 CH</text:span>, en calidad de <text:span text:style-name="T1">Asesor <text:s/></text:span>expreso mi conformidad con el contenido y la forma de trabajo,<text:span text:style-name="T1"> </text:span>dando <text:span text:style-name="T1">mi <text:s/>Aval,</text:span> para que el postulante pueda realizar la defensa de <text:span text:style-name="T6">Proyecto</text:span> de Grado, para optar al título de Licenciado en Informática mención Ingeniería de Sistemas Informáticos, de acuerdo a normas y reglamento vigentes. </text:p>
      <text:p text:style-name="P2"/>
      <text:p text:style-name="P8">Sin otro particular, me suscribo de su persona con las consideraciones más distinguidas.</text:p>
      <text:p text:style-name="P2"/>
      <text:p text:style-name="P2"/>
      <text:p text:style-name="P2"/>
      <text:p text:style-name="P2"/>
      <text:p text:style-name="P2"><text:tab/><text:tab/><text:tab/></text:p>
      <text:p text:style-name="P7">Lic. Freddy Miguel Toledo Paz</text:p>
      <text:p text:style-name="P4">ASESOR</text:p>
      <text:p text:style-name="P3"/>
      <text:p text:style-name="P3"/>
      <text:p text:style-name="P6">c.c. Arch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ereira</meta:initial-creator>
    <meta:creation-date>2012-06-22T16:40:00</meta:creation-date>
    <dc:date>2015-10-29T10:05:33.766023712</dc:date>
    <meta:print-date>2012-06-18T10:07:00</meta:print-date>
    <meta:editing-cycles>6</meta:editing-cycles>
    <meta:editing-duration>PT7M14S</meta:editing-duration>
    <meta:generator>LibreOffice/4.4.2.2$Linux_X86_64 LibreOffice_project/40m0$Build-2</meta:generator>
    <meta:document-statistic meta:table-count="0" meta:image-count="0" meta:object-count="0" meta:page-count="1" meta:paragraph-count="14" meta:word-count="149" meta:character-count="933" meta:non-whitespace-character-count="778"/>
  </office:meta>
</office:document-meta>
</file>